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f064f" officeooo:paragraph-rsid="000f064f"/>
    </style:style>
    <style:style style:name="P2" style:family="paragraph" style:parent-style-name="Standard">
      <style:text-properties fo:language="ru" fo:country="RU" officeooo:rsid="000f064f" officeooo:paragraph-rsid="001186fd"/>
    </style:style>
    <style:style style:name="P3" style:family="paragraph" style:parent-style-name="Standard">
      <style:text-properties fo:language="ru" fo:country="RU" officeooo:rsid="0011aa51" officeooo:paragraph-rsid="0011aa51"/>
    </style:style>
    <style:style style:name="P4" style:family="paragraph" style:parent-style-name="Standard">
      <style:text-properties fo:language="ru" fo:country="RU" officeooo:rsid="00138a5b" officeooo:paragraph-rsid="00138a5b"/>
    </style:style>
    <style:style style:name="P5" style:family="paragraph" style:parent-style-name="Standard">
      <style:text-properties fo:language="ru" fo:country="RU" officeooo:rsid="00142386" officeooo:paragraph-rsid="00142386"/>
    </style:style>
    <style:style style:name="P6" style:family="paragraph" style:parent-style-name="Standard">
      <style:text-properties fo:language="ru" fo:country="RU" officeooo:rsid="0015f549" officeooo:paragraph-rsid="0015f549"/>
    </style:style>
    <style:style style:name="P7" style:family="paragraph" style:parent-style-name="Standard">
      <style:text-properties fo:language="ru" fo:country="RU" officeooo:rsid="0015f549" officeooo:paragraph-rsid="0018d9be"/>
    </style:style>
    <style:style style:name="P8" style:family="paragraph" style:parent-style-name="Standard">
      <style:text-properties fo:language="ru" fo:country="RU" officeooo:rsid="0015f549" officeooo:paragraph-rsid="001cb68d"/>
    </style:style>
    <style:style style:name="P9" style:family="paragraph" style:parent-style-name="Standard">
      <style:text-properties fo:language="ru" fo:country="RU" officeooo:rsid="0015f549" officeooo:paragraph-rsid="001e6edc"/>
    </style:style>
    <style:style style:name="P10" style:family="paragraph" style:parent-style-name="Standard">
      <style:text-properties fo:language="ru" fo:country="RU" officeooo:rsid="0015f549" officeooo:paragraph-rsid="00228ce2"/>
    </style:style>
    <style:style style:name="P11" style:family="paragraph" style:parent-style-name="Standard">
      <style:text-properties fo:language="ru" fo:country="RU" officeooo:rsid="00178ec8" officeooo:paragraph-rsid="00178ec8"/>
    </style:style>
    <style:style style:name="P12" style:family="paragraph" style:parent-style-name="Standard">
      <style:text-properties fo:language="ru" fo:country="RU" officeooo:rsid="0018d9be" officeooo:paragraph-rsid="0018d9be"/>
    </style:style>
    <style:style style:name="P13" style:family="paragraph" style:parent-style-name="Standard">
      <style:text-properties fo:language="ru" fo:country="RU" officeooo:rsid="0018d9be" officeooo:paragraph-rsid="001cb68d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rsid="0018d9be" officeooo:paragraph-rsid="0018d9be"/>
    </style:style>
    <style:style style:name="P15" style:family="paragraph" style:parent-style-name="Standard">
      <style:text-properties fo:language="ru" fo:country="RU" officeooo:rsid="001cb68d" officeooo:paragraph-rsid="001cb68d"/>
    </style:style>
    <style:style style:name="P16" style:family="paragraph" style:parent-style-name="Standard">
      <style:text-properties fo:language="ru" fo:country="RU" officeooo:rsid="001e6edc" officeooo:paragraph-rsid="001e6edc"/>
    </style:style>
    <style:style style:name="P17" style:family="paragraph" style:parent-style-name="Standard">
      <style:text-properties fo:language="ru" fo:country="RU" officeooo:rsid="001e6edc" officeooo:paragraph-rsid="0023fc88"/>
    </style:style>
    <style:style style:name="P18" style:family="paragraph" style:parent-style-name="Standard">
      <style:text-properties fo:language="ru" fo:country="RU" officeooo:rsid="001f1f83" officeooo:paragraph-rsid="001f1f83"/>
    </style:style>
    <style:style style:name="P19" style:family="paragraph" style:parent-style-name="Standard">
      <style:text-properties fo:language="ru" fo:country="RU" officeooo:rsid="00211a73" officeooo:paragraph-rsid="00211a73"/>
    </style:style>
    <style:style style:name="P20" style:family="paragraph" style:parent-style-name="Standard">
      <style:paragraph-properties fo:text-align="center" style:justify-single-word="false"/>
      <style:text-properties fo:language="ru" fo:country="RU" fo:font-weight="bold" officeooo:rsid="000f064f" officeooo:paragraph-rsid="000f064f" style:font-weight-asian="bold" style:font-weight-complex="bold"/>
    </style:style>
    <style:style style:name="P21" style:family="paragraph" style:parent-style-name="Standard">
      <style:text-properties fo:language="ru" fo:country="RU" fo:font-weight="bold" officeooo:rsid="000f064f" officeooo:paragraph-rsid="001186fd" style:font-weight-asian="bold" style:font-weight-complex="bold"/>
    </style:style>
    <style:style style:name="P22" style:family="paragraph" style:parent-style-name="Standard">
      <style:text-properties fo:language="ru" fo:country="RU" fo:font-weight="bold" officeooo:rsid="0015f549" officeooo:paragraph-rsid="0015f549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ru" fo:country="RU" fo:font-weight="bold" officeooo:rsid="0015f549" officeooo:paragraph-rsid="0015f549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ru" fo:country="RU" fo:font-weight="bold" officeooo:rsid="0015f549" officeooo:paragraph-rsid="00228ce2" style:font-weight-asian="bold" style:font-weight-complex="bold"/>
    </style:style>
    <style:style style:name="P25" style:family="paragraph" style:parent-style-name="Standard">
      <style:text-properties fo:language="ru" fo:country="RU" fo:font-weight="bold" officeooo:rsid="0015f549" officeooo:paragraph-rsid="0018d9be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language="ru" fo:country="RU" fo:font-weight="bold" officeooo:rsid="00178ec8" officeooo:paragraph-rsid="00178ec8" style:font-weight-asian="bold" style:font-weight-complex="bold"/>
    </style:style>
    <style:style style:name="P27" style:family="paragraph" style:parent-style-name="Standard">
      <style:text-properties fo:language="ru" fo:country="RU" fo:font-weight="bold" officeooo:rsid="0018d9be" officeooo:paragraph-rsid="0018d9be" style:font-weight-asian="bold" style:font-weight-complex="bold"/>
    </style:style>
    <style:style style:name="P28" style:family="paragraph" style:parent-style-name="Standard">
      <style:text-properties fo:language="ru" fo:country="RU" fo:font-weight="bold" officeooo:rsid="0018d9be" officeooo:paragraph-rsid="001cb68d" style:font-weight-asian="bold" style:font-weight-complex="bold"/>
    </style:style>
    <style:style style:name="P29" style:family="paragraph" style:parent-style-name="Standard">
      <style:text-properties fo:language="ru" fo:country="RU" fo:font-weight="bold" officeooo:rsid="001cb68d" officeooo:paragraph-rsid="001cb68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language="ru" fo:country="RU" fo:font-weight="bold" officeooo:rsid="001cb68d" officeooo:paragraph-rsid="001cb68d" style:font-weight-asian="bold" style:font-weight-complex="bold"/>
    </style:style>
    <style:style style:name="P31" style:family="paragraph" style:parent-style-name="Standard">
      <style:text-properties fo:language="ru" fo:country="RU" fo:font-weight="bold" officeooo:rsid="001e6edc" officeooo:paragraph-rsid="001e6edc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language="ru" fo:country="RU" fo:font-weight="bold" officeooo:rsid="001e6edc" officeooo:paragraph-rsid="001e6edc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language="ru" fo:country="RU" fo:font-weight="bold" officeooo:rsid="001f1f83" officeooo:paragraph-rsid="001f1f83" style:font-weight-asian="bold" style:font-weight-complex="bold"/>
    </style:style>
    <style:style style:name="P34" style:family="paragraph" style:parent-style-name="Standard">
      <style:text-properties fo:language="ru" fo:country="RU" fo:font-weight="bold" officeooo:rsid="001f1f83" officeooo:paragraph-rsid="001f1f83" style:font-weight-asian="bold" style:font-weight-complex="bold"/>
    </style:style>
    <style:style style:name="P35" style:family="paragraph" style:parent-style-name="Standard">
      <style:text-properties fo:language="ru" fo:country="RU" fo:font-weight="bold" officeooo:rsid="00211a73" officeooo:paragraph-rsid="00211a7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ru" fo:country="RU" fo:font-weight="bold" officeooo:rsid="00211a73" officeooo:paragraph-rsid="00211a73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language="ru" fo:country="RU" fo:font-weight="bold" officeooo:rsid="001186fd" officeooo:paragraph-rsid="001186fd" style:font-weight-asian="bold" style:font-weight-complex="bold"/>
    </style:style>
    <style:style style:name="P38" style:family="paragraph" style:parent-style-name="Standard">
      <style:text-properties fo:language="ru" fo:country="RU" fo:font-weight="normal" officeooo:rsid="00211a73" officeooo:paragraph-rsid="00211a73" style:font-weight-asian="normal" style:font-weight-complex="normal"/>
    </style:style>
    <style:style style:name="P39" style:family="paragraph" style:parent-style-name="Standard">
      <style:text-properties fo:language="ru" fo:country="RU" officeooo:rsid="001186fd" officeooo:paragraph-rsid="001186fd"/>
    </style:style>
    <style:style style:name="P40" style:family="paragraph" style:parent-style-name="Standard">
      <style:paragraph-properties fo:text-align="center" style:justify-single-word="false"/>
      <style:text-properties fo:font-size="13pt" fo:language="ru" fo:country="RU" fo:font-weight="bold" officeooo:rsid="000f064f" officeooo:paragraph-rsid="000f064f" style:font-size-asian="13pt" style:font-weight-asian="bold" style:font-size-complex="13pt" style:font-weight-complex="bold"/>
    </style:style>
    <style:style style:name="P41" style:family="paragraph" style:parent-style-name="Standard">
      <style:text-properties fo:font-size="12pt" fo:language="ru" fo:country="RU" fo:font-weight="normal" officeooo:rsid="00211a73" officeooo:paragraph-rsid="00211a73" style:font-size-asian="12pt" style:font-weight-asian="normal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language="ru" fo:country="RU" officeooo:rsid="000f064f" officeooo:paragraph-rsid="001186fd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language="ru" fo:country="RU" officeooo:rsid="001186fd" officeooo:paragraph-rsid="001186fd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language="ru" fo:country="RU" officeooo:rsid="0011aa51" officeooo:paragraph-rsid="0011aa51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language="ru" fo:country="RU" officeooo:rsid="00138a5b" officeooo:paragraph-rsid="00138a5b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language="ru" fo:country="RU" officeooo:rsid="0015f549" officeooo:paragraph-rsid="0015f549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language="ru" fo:country="RU" officeooo:rsid="0018d9be" officeooo:paragraph-rsid="0018d9be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language="ru" fo:country="RU" officeooo:rsid="001cb68d" officeooo:paragraph-rsid="001cb68d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language="ru" fo:country="RU" officeooo:rsid="001cb68d" officeooo:paragraph-rsid="001e6edc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language="ru" fo:country="RU" officeooo:rsid="001e6edc" officeooo:paragraph-rsid="001e6edc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>
        <style:tab-stops>
          <style:tab-stop style:position="0cm"/>
        </style:tab-stops>
      </style:paragraph-properties>
      <style:text-properties fo:language="ru" fo:country="RU" officeooo:rsid="001e6edc" officeooo:paragraph-rsid="001e6edc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language="ru" fo:country="RU" officeooo:rsid="001f1f83" officeooo:paragraph-rsid="001f1f83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language="ru" fo:country="RU" officeooo:rsid="00211a73" officeooo:paragraph-rsid="00211a73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fo:language="ru" fo:country="RU" officeooo:rsid="000f064f" officeooo:paragraph-rsid="001186fd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fo:language="ru" fo:country="RU" officeooo:rsid="0015f549" officeooo:paragraph-rsid="0015f549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fo:language="ru" fo:country="RU" officeooo:rsid="001cb68d" officeooo:paragraph-rsid="001cb68d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1e6edc" officeooo:paragraph-rsid="001e6edc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fo:language="ru" fo:country="RU" officeooo:rsid="001f1f83" officeooo:paragraph-rsid="001f1f83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fo:language="ru" fo:country="RU" fo:font-weight="bold" officeooo:rsid="001f1f83" officeooo:paragraph-rsid="001f1f83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fo:language="ru" fo:country="RU" officeooo:rsid="00211a73" officeooo:paragraph-rsid="00211a73"/>
    </style:style>
    <style:style style:name="P61" style:family="paragraph" style:parent-style-name="Standard">
      <loext:graphic-properties draw:fill="none"/>
      <style:paragraph-properties fo:margin-left="0cm" fo:margin-right="0cm" fo:text-indent="1.9cm" style:auto-text-indent="false" fo:background-color="transparent"/>
      <style:text-properties fo:language="ru" fo:country="RU" officeooo:rsid="00142386" officeooo:paragraph-rsid="00142386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fo:language="ru" fo:country="RU" officeooo:rsid="0015f549" officeooo:paragraph-rsid="0015f549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fo:language="ru" fo:country="RU" officeooo:rsid="001cb68d" officeooo:paragraph-rsid="001e6edc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fo:language="ru" fo:country="RU" officeooo:rsid="001e6edc" officeooo:paragraph-rsid="001e6edc"/>
    </style:style>
    <style:style style:name="P65" style:family="paragraph" style:parent-style-name="Standard">
      <loext:graphic-properties draw:fill="none"/>
      <style:paragraph-properties fo:margin-left="0cm" fo:margin-right="0cm" fo:text-indent="1.9cm" style:auto-text-indent="false" fo:background-color="transparent"/>
      <style:text-properties fo:language="ru" fo:country="RU" officeooo:rsid="00211a73" officeooo:paragraph-rsid="00211a73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fo:language="ru" fo:country="RU" officeooo:rsid="00211a73" officeooo:paragraph-rsid="00211a73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indent="1.9cm" style:auto-text-indent="false" style:page-number="auto" fo:background-color="transparent"/>
      <style:text-properties fo:language="ru" fo:country="RU" officeooo:rsid="0011aa51" officeooo:paragraph-rsid="0011aa51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9cm" style:auto-text-indent="false" style:page-number="auto" fo:background-color="transparent"/>
      <style:text-properties fo:language="ru" fo:country="RU" officeooo:rsid="0011aa51" officeooo:paragraph-rsid="0011aa51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9cm" style:auto-text-indent="false" style:page-number="auto" fo:background-color="transparent"/>
      <style:text-properties fo:language="ru" fo:country="RU" officeooo:rsid="00138a5b" officeooo:paragraph-rsid="00138a5b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9cm" style:auto-text-indent="false" style:page-number="auto" fo:background-color="transparent"/>
      <style:text-properties fo:language="ru" fo:country="RU" officeooo:rsid="0015f549" officeooo:paragraph-rsid="0015f549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9cm" style:auto-text-indent="false" style:page-number="auto" fo:background-color="transparent"/>
      <style:text-properties fo:language="ru" fo:country="RU" officeooo:rsid="0018d9be" officeooo:paragraph-rsid="0018d9be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9cm" style:auto-text-indent="false" style:page-number="auto" fo:background-color="transparent"/>
      <style:text-properties fo:language="ru" fo:country="RU" officeooo:rsid="001e6edc" officeooo:paragraph-rsid="001e6edc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9cm" style:auto-text-indent="false" style:page-number="auto" fo:background-color="transparent"/>
      <style:text-properties fo:language="ru" fo:country="RU" officeooo:rsid="001f1f83" officeooo:paragraph-rsid="001f1f83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indent="1.9cm" style:auto-text-indent="false" style:page-number="auto" fo:background-color="transparent"/>
      <style:text-properties fo:language="ru" fo:country="RU" officeooo:rsid="001f1f83" officeooo:paragraph-rsid="001f1f83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9cm" style:auto-text-indent="false" style:page-number="auto" fo:background-color="transparent"/>
      <style:text-properties fo:language="ru" fo:country="RU" officeooo:rsid="00211a73" officeooo:paragraph-rsid="00211a73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/>
      <style:text-properties fo:language="ru" fo:country="RU" officeooo:rsid="0015f549" officeooo:paragraph-rsid="0015f549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/>
      <style:text-properties fo:language="ru" fo:country="RU" officeooo:rsid="001e6edc" officeooo:paragraph-rsid="001e6edc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2.101cm" style:auto-text-indent="false" fo:background-color="transparent"/>
      <style:text-properties fo:language="ru" fo:country="RU" officeooo:rsid="001e6edc" officeooo:paragraph-rsid="001e6edc"/>
    </style:style>
    <style:style style:name="P79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1.9cm" style:auto-text-indent="false" style:page-number="auto" fo:background-color="transparent" style:shadow="none"/>
      <style:text-properties fo:language="ru" fo:country="RU" officeooo:rsid="00211a73" officeooo:paragraph-rsid="00211a73"/>
    </style:style>
    <style:style style:name="P80" style:family="paragraph" style:parent-style-name="Standard">
      <style:text-properties fo:language="ru" fo:country="RU" fo:font-weight="bold" officeooo:rsid="00211a73" officeooo:paragraph-rsid="00211a73" style:font-weight-asian="bold" style:font-weight-complex="bold"/>
    </style:style>
    <style:style style:name="T1" style:family="text">
      <style:text-properties officeooo:rsid="0010b49d"/>
    </style:style>
    <style:style style:name="T2" style:family="text">
      <style:text-properties officeooo:rsid="0011aa51"/>
    </style:style>
    <style:style style:name="T3" style:family="text">
      <style:text-properties officeooo:rsid="00142386"/>
    </style:style>
    <style:style style:name="T4" style:family="text">
      <style:text-properties officeooo:rsid="0015f549"/>
    </style:style>
    <style:style style:name="T5" style:family="text">
      <style:text-properties officeooo:rsid="001cb68d"/>
    </style:style>
    <style:style style:name="T6" style:family="text">
      <style:text-properties officeooo:rsid="001e6edc"/>
    </style:style>
    <style:style style:name="T7" style:family="text">
      <style:text-properties officeooo:rsid="001f1f8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6ed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253a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Использование SDL в программировании на языке Scheme(Guile).</text:p>
      <text:p text:style-name="P1"/>
      <text:p text:style-name="P20">Введение.</text:p>
      <text:p text:style-name="P42">С языком Scheme я познакомился совсем недавно, прочитал в интернете статью путешествие питониста в мир схемы, там приводился интересный пример фактически модификации лиспоподобного языка схемы в язык форматирования текста программы пробелами, подобный питону. Конечно это интересная модификация языка, но мне она не особо приглянулась, хотя я знаю не любовь программистов к языку лисп, за его многочисленные скобки. <text:span text:style-name="T1">Но я все же решил поупражняться в программировании на этом языке, а заодно изучить книжку SCIP(структура и интерпретация компьютерных программ). В процессе изучения этой весьма занятной книжки я отвлекался изучая другие аспекты этого языка, нашел несколько биндингов позволяющих использовать широко распространенные библиотеки применяемые для графического отображения информации, в основном для создания игр, хотя возможности их конечно гораздо шире. Это биндиги к библиотекам SDL и OpenGL. Однако примеров использования их, за исключением крайне бедных тестов SDL идущих вместе с исходниками биндинга, в интернете я не нашел. Причем тесты они возможно и очень хорошо тестируют возможности библиотеки, но бывают очень сложные для понимания. Поэтому и возникла идея написать несколько примеров демонстрирующих возможности использования библиотеки SDL при написании графических программ на языке Scheme. За темами для примеров я далеко ходить не стал, когда то давно я читал книжку Programming Linux Game, где в 4й главе описаны базовые примеры работы с библиотекой SDL. Переписыванием этих примеров но только на языке scheme я и займусь в этой работе.</text:span></text:p>
      <text:p text:style-name="P54"/>
      <text:p text:style-name="P2"/>
      <text:p text:style-name="P37">Инициализация SDL.</text:p>
      <text:p text:style-name="P43">Сейчас наша задача просто проинициализировать библиотеку SDL и проверить, работает там что нибудь или нет, для этого <text:span text:style-name="T2">выполним функцию иницализации окна SDL заданного размера, если еще установим опцию fullscreen то окном будет весь экран.</text:span> </text:p>
      <text:p text:style-name="P39"><text:s/></text:p>
      <text:p text:style-name="P6">Полный листинг примера в файле: <text:span text:style-name="T8">l04-01_init-sdl.scm</text:span></text:p>
      <text:p text:style-name="P2"/>
      <text:p text:style-name="P44">первоначально <text:span text:style-name="T3">у меня </text:span>библиотека SDL была установлена отдельно от всего пакета guile, поэтому мне пришлось добавить путь к месту установки библиотеки.</text:p>
      <text:p text:style-name="P21">(setenv "LTDL_LIBRARY_PATH" "/usr/local/lib/guile-sdl")</text:p>
      <text:p text:style-name="P2"/>
      <text:p text:style-name="P3"><text:span text:style-name="T3">теперь </text:span>подключаем модуль SDL</text:p>
      <text:p text:style-name="P21">(use-modules ((sdl sdl) #:prefix SDL:)</text:p>
      <text:p text:style-name="P21"><text:s text:c="13"/>(srfi srfi-1)</text:p>
      <text:p text:style-name="P21"><text:s text:c="13"/>(srfi srfi-2))</text:p>
      <text:p text:style-name="P2"/>
      <text:p text:style-name="P68">поскольку в примерах предполагается внезапный выход из программы с помощью си функции atexit устанавливается процедура завершения работы SDL, в guile такой функции нет, поэтому используем ее замену. Смысл действий простой заменим стандартный exit своим, выполним в нем необходимые действия и вызовем стандартный. Эта процедура может создать цепочку завершающих действий.</text:p>
      <text:p text:style-name="P21">(define (c-atexit proc)</text:p>
      <text:p text:style-name="P21"><text:s text:c="2"/>(let ((old-exit exit))</text:p>
      <text:p text:style-name="P21"><text:s text:c="4"/>(set! exit (lambda args</text:p>
      <text:p text:style-name="P21"><text:s text:c="17"/>(display "atexit\n")</text:p>
      <text:p text:style-name="P21"><text:s text:c="17"/>(proc)</text:p>
      <text:p text:style-name="P21"><text:s text:c="17"/>(apply old-exit args)))))</text:p>
      <text:p text:style-name="P2"/>
      <text:p text:style-name="P3">А вот и сам вызов инициализации библиотеки SDL.</text:p>
      <text:p text:style-name="P21">(if (not (equal? (SDL:init 'video) 0))</text:p>
      <text:p text:style-name="P21"><text:s text:c="4"/>(begin</text:p>
      <text:p text:style-name="P21"><text:s text:c="6"/>(display "Can't initialize SDL!\n")</text:p>
      <text:p text:style-name="P21"><text:s text:c="6"/>(exit 1)))</text:p>
      <text:p text:style-name="P2"><text:soft-page-break/></text:p>
      <text:p text:style-name="P2"/>
      <text:p text:style-name="P67">Если инициализация удалась теперь можно устанавливать нашу процедуру завершения, которая просто выполняет SDL:quit</text:p>
      <text:p text:style-name="P21">(c-atexit (lambda ()</text:p>
      <text:p text:style-name="P21"><text:s text:c="12"/>(display "SDL:quit\n")</text:p>
      <text:p text:style-name="P21"><text:s text:c="12"/>(SDL:quit)))</text:p>
      <text:p text:style-name="P21"/>
      <text:p text:style-name="P45">После инициализации можно выполнять различные функции из библиотеки SDL, мы создадим наше базовое окно, являющееся для библиотеки некоей поверхностью, над которой можно выполнять различные действия.</text:p>
      <text:p text:style-name="P4"/>
      <text:p text:style-name="P21">(define screen (SDL:set-video-mode 640 480 16 'fullscreen))</text:p>
      <text:p text:style-name="P21">;;(define screen (SDL:set-video-mode 1366 768 16 'fullscreen))</text:p>
      <text:p text:style-name="P21">(if (not (SDL:surface? screen))</text:p>
      <text:p text:style-name="P21"><text:s text:c="4"/>(begin</text:p>
      <text:p text:style-name="P21"><text:s text:c="6"/>(display "Can't set videomode\n")</text:p>
      <text:p text:style-name="P21"><text:s text:c="6"/>(exit 1)))</text:p>
      <text:p text:style-name="P2"/>
      <text:p text:style-name="P4">Все работа завершена.</text:p>
      <text:p text:style-name="P21">(display "Sucess!\n")</text:p>
      <text:p text:style-name="P21">(exit 0)</text:p>
      <text:p text:style-name="P2"/>
      <text:p text:style-name="P69">В процессе работы над данным примером, у меня вылетела эта программа, и экран не восстановился, можете себе представить что покажет вам ваш десктоп с разрешением 640х480 и что бы его восстановить я просто ввел необходимые данные разрешения в программу и запустил ее по новому, она вылетела снова, но экран был уже востановлен.</text:p>
      <text:p text:style-name="P61">На этом все, пример закончен! Поздравляю вы освоили работу <text:s/>с SDL!!!</text:p>
      <text:p text:style-name="P61"/>
      <text:p text:style-name="P5"/>
      <text:p text:style-name="P23">Прямое рисование на поверхности.</text:p>
      <text:p text:style-name="P6"/>
      <text:p text:style-name="P70">Библиотека SDL предоставляет возможность непосредственного изменения пикселей поверхности Surface. Для этого надо сначала заблокировать поверхность вызвовом SDL_LockSurface, выполнить изменение пикселей, а затем разблокировать вызовом SDL_UnlockSurface. К сожалению имеющийся биндинг к библиотеке SDL не предоставляет нам таких возможностей. Не смотря на то, что в биндинге есть функция: surface-pixels, с ее помощью мы не сможем отредактировать пикселы у Surface ибо она предоставляет нам доступ лишь к копии данных Surface, эти данные можно менять или анализировать, но вот отобразить обратно их на поверхность мы не сможем. Пример: l04-02_direct-pixel-draw.scm демонстрирует нам тщетность попыток напрямую изменить пикселы на поверхности Surface. </text:p>
      <text:p text:style-name="P62">Возможность вызова функции surface-pixels пока можно использовать лишь для анализа изображения и не более. Поэтому выполнять данный пример мы будем с помощью функции draw-point <text:s/>из библиотеки SDL_gfx.</text:p>
      <text:p text:style-name="P6"/>
      <text:p text:style-name="P6">Полный листинг примера в файле: <text:span text:style-name="T8">l04-02_nodirect-pixel-draw.scm</text:span></text:p>
      <text:p text:style-name="P6"/>
      <text:p text:style-name="P6">При подключении модулей добавляется библиотека GFX</text:p>
      <text:p text:style-name="P22">(use-modules ((sdl sdl) #:prefix SDL:)</text:p>
      <text:p text:style-name="P22"><text:s text:c="13"/>((sdl gfx) #:prefix GFX:)</text:p>
      <text:p text:style-name="P22"><text:s text:c="13"/>(srfi srfi-1)</text:p>
      <text:p text:style-name="P22"><text:s text:c="13"/>(srfi srfi-2))</text:p>
      <text:p text:style-name="P6"/>
      <text:p text:style-name="P46">К сожалению формирование цвета для отображаемого пиксела с помощью формата получнного от поверхности стандартной функцией работало не корретно, я сильно заморачиваться этим вопросом не стал а написал свое формирование цвета:</text:p>
      <text:p text:style-name="P55"/>
      <text:p text:style-name="P22"><text:soft-page-break/>(define (make-color format r g b alpha)</text:p>
      <text:p text:style-name="P22"><text:s text:c="3"/>(logior alpha (ash (logior b (ash (logior g (ash r 8)) 8)) 8)))</text:p>
      <text:p text:style-name="P5"/>
      <text:p text:style-name="P6">Далее идет стандартная инициализация SDL.</text:p>
      <text:p text:style-name="P6">Стандартное формирование окна для отрисовки изображения.</text:p>
      <text:p text:style-name="P22">(define s_width 256)</text:p>
      <text:p text:style-name="P22">(define s_height 256)</text:p>
      <text:p text:style-name="P22">(define screen (SDL:set-video-mode s_width s_height 16))</text:p>
      <text:p text:style-name="P22">(if (not (SDL:surface? screen))</text:p>
      <text:p text:style-name="P22"><text:s text:c="4"/>(begin</text:p>
      <text:p text:style-name="P22"><text:s text:c="6"/>(display "Can't set videomode\n")</text:p>
      <text:p text:style-name="P22"><text:s text:c="6"/>(exit 1)))</text:p>
      <text:p text:style-name="P6"/>
      <text:p text:style-name="P6">Получаем формат пикселей изображения применяемый для нашей поверхности(мне он не помог, но в других местах работает)</text:p>
      <text:p text:style-name="P22">(define screen-format (SDL:surface-get-format screen))</text:p>
      <text:p text:style-name="P6"/>
      <text:p text:style-name="P6">И запускаем цикл отрисовки пикселей на нашей поверхности с помощью функции draw-point</text:p>
      <text:p text:style-name="P22">(let ((x 0) (y 0) (offset 0) (pixel_color 0) (<text:bookmark-start text:name="__DdeLink__4_444543202"/>alpha 255)<text:bookmark-end text:name="__DdeLink__4_444543202"/> (r 0) (g 0) (b 0))</text:p>
      <text:p text:style-name="P22"><text:s text:c="2"/>(do ((x 0 (+ x 1)))</text:p>
      <text:p text:style-name="P22"><text:s text:c="6"/>((&gt;= x s_width))</text:p>
      <text:p text:style-name="P22"><text:s text:c="4"/>(begin</text:p>
      <text:p text:style-name="P22"><text:s text:c="6"/>(do ((y 0 (+ y 1)))</text:p>
      <text:p text:style-name="P22"><text:s text:c="10"/>((&gt;= y s_height))</text:p>
      <text:p text:style-name="P22"><text:s text:c="8"/>(begin</text:p>
      <text:p text:style-name="P22"><text:s text:c="10"/>(set! r x)</text:p>
      <text:p text:style-name="P22"><text:s text:c="10"/>(set! b y)</text:p>
      <text:p text:style-name="P22"><text:s text:c="10"/>(set! pixel_color (make-color screen-format r g b alpha))</text:p>
      <text:p text:style-name="P22"><text:s text:c="10"/>(GFX:draw-point screen x y pixel_color)</text:p>
      <text:p text:style-name="P22"><text:s text:c="10"/>))</text:p>
      <text:p text:style-name="P22"><text:s text:c="6"/>)))</text:p>
      <text:p text:style-name="P6"/>
      <text:p text:style-name="P6">Запускаем функцию обновления окна:</text:p>
      <text:p text:style-name="P22">(SDL:update-rect screen 0 0 0 0)</text:p>
      <text:p text:style-name="P6"/>
      <text:p text:style-name="P6">Вуаля! Получили раскрашенное окно.</text:p>
      <text:p text:style-name="P6"/>
      <text:p text:style-name="P24">Рисование с помощью Blits</text:p>
      <text:p text:style-name="P10"><text:span text:style-name="T8">(</text:span>блиттинг, а проще говоря быстрое копирование одной поверхности на другую).</text:p>
      <text:p text:style-name="P6"/>
      <text:p text:style-name="P76">Рисовать с помощью draw-point в окне не очень хорошая идея, т. к. эта процедура будет выполнять чрезвычайно медленно. И даже прямое рисование пикселей не лучший подход для динамичного отображения на экране(или в окне). Общий смысл ускорения состоит в том чтобы какими то функциями подготовить изображение в обычной памяти, а затем с помощью быстрой функции блиттинга вывести подготовленное изображение на экран. Освоением этого приема мы и займемся в нашем текущем примере.</text:p>
      <text:p text:style-name="P6"/>
      <text:p text:style-name="P6">Полный листинг примера в файле: <text:span text:style-name="T8">l04-03_blitting-surfaces-sdl.scm</text:span></text:p>
      <text:p text:style-name="P6"/>
      <text:p text:style-name="P6">Вначале идет обычное подключение модулей(GFX здесь не нужен, но я оставил, мне он не мешает). Инициализация SDL <text:s/>и окна вывода screen.</text:p>
      <text:p text:style-name="P6">Далее загружаем картинку которую собираемся нарисовать в окне:</text:p>
      <text:p text:style-name="P6"/>
      <text:p text:style-name="P22">(define name-image "test-image.bmp")</text:p>
      <text:p text:style-name="P22"/>
      <text:p text:style-name="P22">(define image (SDL:load-bmp name-image))</text:p>
      <text:p text:style-name="P22">(if (not (SDL:surface? image))</text:p>
      <text:p text:style-name="P22"><text:soft-page-break/><text:s text:c="4"/>(begin</text:p>
      <text:p text:style-name="P22"><text:s text:c="6"/>(display "Unable load bitmap. \n")</text:p>
      <text:p text:style-name="P22"><text:s text:c="6"/>(exit 1)))</text:p>
      <text:p text:style-name="P22"/>
      <text:p text:style-name="P6">Определим области на поверхностях предназначенные для копирования(в нашем случае это границы загруженного изображения)</text:p>
      <text:p text:style-name="P22">(define src (SDL:make-rect 0 0 (SDL:surface:w image) (SDL:surface:h image)))</text:p>
      <text:p text:style-name="P22">(define dst (SDL:make-rect 0 0 (SDL:surface:w image) (SDL:surface:h image)))</text:p>
      <text:p text:style-name="P22"/>
      <text:p text:style-name="P6">И вот знаменитый блитинг, вывод подготовленной картинки в окно.</text:p>
      <text:p text:style-name="P22">(SDL:blit-surface image src screen dst)</text:p>
      <text:p text:style-name="P6"/>
      <text:p text:style-name="P6">Но само отображение картинки произойдет только после вызова update-rect</text:p>
      <text:p text:style-name="P22">(SDL:update-rect screen 0 0 0 0)</text:p>
      <text:p text:style-name="P6"/>
      <text:p text:style-name="P6">Ну вот и все, мы освоили важнейшее умение в отображении графической информации на экране с помощью библиотеки SDL- блиттинг!</text:p>
      <text:p text:style-name="P6"/>
      <text:p text:style-name="P26">Ключевой цвет и прозрачность.</text:p>
      <text:p text:style-name="P11"/>
      <text:p text:style-name="P47">Ключевой цвет позволяет нам рисовать не просто прямоугольники изображений, а выделять из этих прямоугольников полезное изображение, а остальную часть, закрашенную ключевым цветом отбрасывать. Рассмотрим пример отображения картинки с использованием ключевого цвета и без него.</text:p>
      <text:p text:style-name="P12"/>
      <text:p text:style-name="P7">Полный листинг примера в файле: <text:span text:style-name="T8">l04-04_colorkeys-sdl.scm</text:span></text:p>
      <text:p text:style-name="P7"/>
      <text:p text:style-name="P12">Инициализация проходит аналогично предыдущим примерам. </text:p>
      <text:p text:style-name="P12">Заглужаем два изображения, background — подстилающая картинка и image, то что будет рисоваться поверх бэкграунда.</text:p>
      <text:p text:style-name="P27">(define background (load-check-bmp "bg.bmp"))</text:p>
      <text:p text:style-name="P27">(define image (load-check-bmp "tux.bmp"))</text:p>
      <text:p text:style-name="P12"/>
      <text:p text:style-name="P12">Сначала копируем на экран background</text:p>
      <text:p text:style-name="P12">;создадим границы прямоугольников копирования</text:p>
      <text:p text:style-name="P27">(define src (SDL:make-rect 0 0 (SDL:surface:w background) (SDL:surface:h background)))</text:p>
      <text:p text:style-name="P27">(define dst (SDL:make-rect 0 0 (SDL:surface:w background) (SDL:surface:h background)))</text:p>
      <text:p text:style-name="P12">;;рисуем фон</text:p>
      <text:p text:style-name="P27">(SDL:blit-surface background src screen dst)</text:p>
      <text:p text:style-name="P12"/>
      <text:p text:style-name="P12">теперь нарисуем изображение image два раза, без использования ключевого цвета и с его использованием.</text:p>
      <text:p text:style-name="P27">(SDL:rect:set-x! src 0)</text:p>
      <text:p text:style-name="P27">(SDL:rect:set-y! src 0)</text:p>
      <text:p text:style-name="P27">(SDL:rect:set-w! src (SDL:surface:w image))</text:p>
      <text:p text:style-name="P27">(SDL:rect:set-h! src (SDL:surface:h image))</text:p>
      <text:p text:style-name="P27">(SDL:rect:set-x! dst 30)</text:p>
      <text:p text:style-name="P27">(SDL:rect:set-y! dst 90)</text:p>
      <text:p text:style-name="P27">(SDL:rect:set-w! dst (SDL:surface:w image))</text:p>
      <text:p text:style-name="P27">(SDL:rect:set-h! dst (SDL:surface:h image))</text:p>
      <text:p text:style-name="P27"/>
      <text:p text:style-name="P27">(SDL:blit-surface image src screen dst)</text:p>
      <text:p text:style-name="P12"/>
      <text:p text:style-name="P12">Теперь зададим ключевой цвет и установим его на поверхность image.</text:p>
      <text:p text:style-name="P27">(define format-image (SDL:surface-get-format image))</text:p>
      <text:p text:style-name="P27">(define colorkey (SDL:map-rgb format-image 0 0 255))</text:p>
      <text:p text:style-name="P27">(SDL:surface-color-key! image colorkey)</text:p>
      <text:p text:style-name="P12"><text:soft-page-break/>теперь рисуем второе изображение, использующее ключевой цвет.</text:p>
      <text:p text:style-name="P27">(SDL:rect:set-x! dst (- (SDL:surface:w screen) (SDL:surface:w image) 30))</text:p>
      <text:p text:style-name="P27">(SDL:rect:set-y! dst 90)</text:p>
      <text:p text:style-name="P27">(SDL:rect:set-w! dst (SDL:surface:w image))</text:p>
      <text:p text:style-name="P27">(SDL:rect:set-h! dst (SDL:surface:h image))</text:p>
      <text:p text:style-name="P12"/>
      <text:p text:style-name="P27">(SDL:blit-surface image src screen dst)</text:p>
      <text:p text:style-name="P12"/>
      <text:p text:style-name="P12">И обновление экрана:</text:p>
      <text:p text:style-name="P27">(SDL:update-rect screen 0 0 0 0)</text:p>
      <text:p text:style-name="P12"/>
      <text:p text:style-name="P71">Как видно из результата на второй картинке сидит «чистый» пингвин, без фонового цвета. На этом пример закончен.</text:p>
      <text:p text:style-name="P12"/>
      <text:p text:style-name="P14"><text:span text:style-name="T8">Альфа смешивание</text:span>(Alpha blending)</text:p>
      <text:p text:style-name="P14"/>
      <text:p text:style-name="P71">Альфа представляет собой четвертый канал цвета определяющий прозрачность всего пиксела, это так называемый RGBA пиксел, где А это и есть альфа. Если смотреть выше я его уже использовал в примере попиксельного рисвоания:</text:p>
      <text:p text:style-name="P25">(define (make-color format r g b alpha)</text:p>
      <text:p text:style-name="P25"><text:s text:c="3"/>(logior alpha (ash (logior b (ash (logior g (ash r 8)) 8)) 8)))</text:p>
      <text:p text:style-name="P12">Альфа там не менялась и была полностью не прозрачна: (<text:span text:style-name="T4">alpha 255)</text:span></text:p>
      <text:p text:style-name="P12"><text:s/><text:span text:style-name="T5">Разберем текущий пример по подробнее.</text:span></text:p>
      <text:p text:style-name="P12"/>
      <text:p text:style-name="P8">Полный листинг примера в файле:<text:span text:style-name="T8"> l04-05_alpha-sdl.scm</text:span></text:p>
      <text:p text:style-name="P13">Инициализация проходит аналогично предыдущим примерам.</text:p>
      <text:p text:style-name="P13"/>
      <text:p text:style-name="P15">Загружаем три картинки, в одной из них в файле определен алфа канал (with-alpha)</text:p>
      <text:p text:style-name="P28">(define (load-check-img name-image)</text:p>
      <text:p text:style-name="P28"><text:s text:c="2"/>(let ((image (SDL:load-image name-image)))</text:p>
      <text:p text:style-name="P28"><text:s text:c="4"/>(if (not (SDL:surface? image))</text:p>
      <text:p text:style-name="P28"><text:s text:c="8"/>(begin</text:p>
      <text:p text:style-name="P28"><text:s text:c="10"/>(display (string-append "Unable load image:" name-image "\n"))</text:p>
      <text:p text:style-name="P28"><text:s text:c="10"/>(exit 1)))</text:p>
      <text:p text:style-name="P28"><text:s text:c="4"/>image))</text:p>
      <text:p text:style-name="P13"/>
      <text:p text:style-name="P28">(define image-with-alpha (load-check-img "with-alpha.png"))</text:p>
      <text:p text:style-name="P28">(define image-without-alpha (load-check-img "without-alpha.png"))</text:p>
      <text:p text:style-name="P28">(define background (load-check-img "bg.png"))</text:p>
      <text:p text:style-name="P13"/>
      <text:p text:style-name="P15">Выводим на экран фон:</text:p>
      <text:p text:style-name="P29">(define src (SDL:make-rect 0 0 (SDL:surface:w background) (SDL:surface:h background)))</text:p>
      <text:p text:style-name="P29">(define dst (SDL:make-rect 0 0 (SDL:surface:w background) (SDL:surface:h background)))</text:p>
      <text:p text:style-name="P29"/>
      <text:p text:style-name="P29">(SDL:blit-surface background src screen dst)</text:p>
      <text:p text:style-name="P15"/>
      <text:p text:style-name="P15">Выводим изображение имеющее альфа канал:</text:p>
      <text:p text:style-name="P29">(SDL:surface-alpha! image-with-alpha 255)</text:p>
      <text:p text:style-name="P29">(SDL:rect:set-x! src 0)</text:p>
      <text:p text:style-name="P29">(SDL:rect:set-y! src 0)</text:p>
      <text:p text:style-name="P29">(SDL:rect:set-w! src (SDL:surface:w image-with-alpha))</text:p>
      <text:p text:style-name="P29">(SDL:rect:set-h! src (SDL:surface:h image-with-alpha))</text:p>
      <text:p text:style-name="P29"/>
      <text:p text:style-name="P29">(SDL:rect:set-x! dst 40)</text:p>
      <text:p text:style-name="P29">(SDL:rect:set-y! dst 50)</text:p>
      <text:p text:style-name="P29">(SDL:rect:set-w! dst (SDL:rect:w src))</text:p>
      <text:p text:style-name="P29">(SDL:rect:set-h! dst (SDL:rect:h src))</text:p>
      <text:p text:style-name="P15"><text:soft-page-break/></text:p>
      <text:p text:style-name="P15">Аналогично предыдущем изображению выводим изображение не имеющее альфа канала:</text:p>
      <text:p text:style-name="P29">(SDL:surface-alpha! image-without-alpha 128)</text:p>
      <text:p text:style-name="P29">(SDL:rect:set-x! src 0)</text:p>
      <text:p text:style-name="P29">(SDL:rect:set-y! src 0)</text:p>
      <text:p text:style-name="P29">(SDL:rect:set-w! src (SDL:surface:w image-without-alpha))</text:p>
      <text:p text:style-name="P29">(SDL:rect:set-h! src (SDL:surface:h image-without-alpha))</text:p>
      <text:p text:style-name="P29"/>
      <text:p text:style-name="P29">(SDL:rect:set-x! dst 180)</text:p>
      <text:p text:style-name="P29">(SDL:rect:set-y! dst 50)</text:p>
      <text:p text:style-name="P29">(SDL:rect:set-w! dst (SDL:rect:w src))</text:p>
      <text:p text:style-name="P29">(SDL:rect:set-h! dst (SDL:rect:h src))</text:p>
      <text:p text:style-name="P29"/>
      <text:p text:style-name="P29">(SDL:blit-surface image-without-alpha src screen dst)</text:p>
      <text:p text:style-name="P15"/>
      <text:p text:style-name="P48">По результатам работы программы видно что для первого изображения вызов функции surface-alpha! значения не имеет(его можно даже закомментировать)! Рисунок получается не прозрачный, а области которые в файле отмечены как альфа, не копируются. С другой стороны для изображения не имеющего альфа канала, значение альфа канала очень важно, оно определяет степень прозрачности полученного изображения.</text:p>
      <text:p text:style-name="P56">Установку альфы можно использовать с ключевым цветом, я чуть изменил предыдущий пример и добавил туда установку альфа цвета, для пингвина с ключевым цветом, он стал полупрозрачным. см файл: <text:span text:style-name="T8">l04-05b_alpha-sdl.scm</text:span></text:p>
      <text:p text:style-name="P29">(SDL:surface-alpha! image 70)</text:p>
      <text:p text:style-name="P15"/>
      <text:p text:style-name="P15">Ну и на этом о ключевом цвете и альфе все, переходим к анимации.</text:p>
      <text:p text:style-name="P15"/>
      <text:p text:style-name="P30">Анимация, первая попытка.</text:p>
      <text:p text:style-name="P30"/>
      <text:p text:style-name="P49">Наша анимация будет заключаться в движении ста статичных картинок по экрану, отскакивающих от бортов. Двигаться естественно будут пингвины.</text:p>
      <text:p text:style-name="P9"/>
      <text:p text:style-name="P9">Полный листинг примера в файле: <text:span text:style-name="T8"><text:s/>l04-06_anim1.scm</text:span></text:p>
      <text:p text:style-name="P9"/>
      <text:p text:style-name="P72">Вначале мы определяем структуру которая будет отслеживать положение и скорость каждого спрайта, вся работа с ней будет происходить через функции — доступа(ацессоры).</text:p>
      <text:p text:style-name="P16">(<text:span text:style-name="T8">define NUM_PENGUINS 100)</text:span></text:p>
      <text:p text:style-name="P31">(define MAX_SPEED <text:s text:c="3"/>6)</text:p>
      <text:p text:style-name="P31"/>
      <text:p text:style-name="P31">(define (make-penguin x y dx dy)</text:p>
      <text:p text:style-name="P31"><text:s text:c="2"/>(cons (cons x y)</text:p>
      <text:p text:style-name="P31"><text:s text:c="8"/>(cons dx dy)))</text:p>
      <text:p text:style-name="P31"/>
      <text:p text:style-name="P31">(define (penguin:x p)</text:p>
      <text:p text:style-name="P31"><text:s text:c="2"/>(caar p))</text:p>
      <text:p text:style-name="P31">(define (penguin:y p)</text:p>
      <text:p text:style-name="P31"><text:s text:c="2"/>(cdar p))</text:p>
      <text:p text:style-name="P31">(define (penguin:dx p)</text:p>
      <text:p text:style-name="P31"><text:s text:c="2"/>(cadr p))</text:p>
      <text:p text:style-name="P31">(define (penguin:dy p)</text:p>
      <text:p text:style-name="P31"><text:s text:c="2"/>(cddr p))</text:p>
      <text:p text:style-name="P16"/>
      <text:p text:style-name="P16"/>
      <text:p text:style-name="P16"/>
      <text:p text:style-name="P16"/>
      <text:p text:style-name="P16"/>
      <text:p text:style-name="P31"><text:soft-page-break/>(define (penguin-print p)</text:p>
      <text:p text:style-name="P31"><text:s text:c="2"/>(display (string-append</text:p>
      <text:p text:style-name="P31"><text:s text:c="12"/>"x: " <text:s text:c="3"/>(number-&gt;string (penguin:x p))</text:p>
      <text:p text:style-name="P31"><text:s text:c="12"/>", y: " <text:s/>(number-&gt;string (penguin:y p))</text:p>
      <text:p text:style-name="P31"><text:s text:c="12"/>", dx: " (number-&gt;string (penguin:dx p))</text:p>
      <text:p text:style-name="P31"><text:s text:c="12"/>", dy: " (number-&gt;string (penguin:dy p)) "\n")))</text:p>
      <text:p text:style-name="P16"/>
      <text:p text:style-name="P72">Далее как обычно инициализируем библиотеку SDL и окно для отображения нашей сцены.</text:p>
      <text:p text:style-name="P63"><text:s/></text:p>
      <text:p text:style-name="P64">Определяем функции работающие со всем массивом пингвиньих спрайтов.Функция инициализации списка пингвинов, проста создает список сослучайными значениями позиций и скоростей для каждого спрайта.</text:p>
      <text:p text:style-name="P29">(define (init_penguins)</text:p>
      <text:p text:style-name="P29"><text:s text:c="2"/>(let ((i 0) (penguins '()))</text:p>
      <text:p text:style-name="P29"><text:s text:c="4"/>(do ((i 0 (+ i 1)))</text:p>
      <text:p text:style-name="P29"><text:s text:c="8"/>((&gt;= i NUM_PENGUINS))</text:p>
      <text:p text:style-name="P29"><text:s text:c="6"/>(set! penguins</text:p>
      <text:p text:style-name="P29"><text:s text:c="12"/>(cons</text:p>
      <text:p text:style-name="P29"><text:s text:c="13"/>(make-penguin</text:p>
      <text:p text:style-name="P29"><text:s text:c="14"/>(random s_width (random-state-from-platform))</text:p>
      <text:p text:style-name="P29"><text:s text:c="14"/>(random s_height (random-state-from-platform))</text:p>
      <text:p text:style-name="P29"><text:s text:c="14"/>(- (random (* MAX_SPEED 2) (random-state-from-platform)) MAX_SPEED)</text:p>
      <text:p text:style-name="P29"><text:s text:c="14"/>(- (random (* MAX_SPEED 2) (random-state-from-platform)) MAX_SPEED))</text:p>
      <text:p text:style-name="P29"><text:s text:c="13"/>penguins)))</text:p>
      <text:p text:style-name="P29"><text:s text:c="4"/>penguins))</text:p>
      <text:p text:style-name="P15"/>
      <text:p text:style-name="P15"/>
      <text:p text:style-name="P16">Функции перемещения пингвинов</text:p>
      <text:p text:style-name="P16">Перемещение одного пингвина</text:p>
      <text:p text:style-name="P31">(define (move_penguin p surface)</text:p>
      <text:p text:style-name="P31"><text:s text:c="2"/>(let ((x 0) (y 0) (dx (penguin:dx p)) (dy (penguin:dy p)))</text:p>
      <text:p text:style-name="P31"><text:s text:c="4"/>(set! x (+ (penguin:x p) dx))</text:p>
      <text:p text:style-name="P31"><text:s text:c="4"/>(set! y (+ (penguin:y p) dy))</text:p>
      <text:p text:style-name="P31"><text:s text:c="4"/>(if (or (&lt; x 0)</text:p>
      <text:p text:style-name="P31"><text:s text:c="12"/>(&gt; x (- (SDL:surface:w surface) 1)))</text:p>
      <text:p text:style-name="P31"><text:s text:c="8"/>(set! dx (- dx)))</text:p>
      <text:p text:style-name="P31"><text:s text:c="4"/>(if (or (&lt; y 0)</text:p>
      <text:p text:style-name="P31"><text:s text:c="12"/>(&gt; y (- (SDL:surface:h surface) 1)))</text:p>
      <text:p text:style-name="P31"><text:s text:c="8"/>(set! dy (- dy)))</text:p>
      <text:p text:style-name="P31"><text:s text:c="4"/>(make-penguin x y dx dy)))</text:p>
      <text:p text:style-name="P16"/>
      <text:p text:style-name="P16">Перемещение всего списка, возвращает список перемещенных пингвинов.</text:p>
      <text:p text:style-name="P31">(define (move_penguins penguins surface)</text:p>
      <text:p text:style-name="P31"><text:s text:c="2"/>(map (lambda (p) (move_penguin p surface)) penguins))</text:p>
      <text:p text:style-name="P15"/>
      <text:p text:style-name="P15"><text:span text:style-name="T6">Функция </text:span>рис<text:span text:style-name="T6">ования</text:span> пингвинов на экране</text:p>
      <text:p text:style-name="P15">(<text:span text:style-name="T8">define (draw_penguins penguins image surface)</text:span></text:p>
      <text:p text:style-name="P29"><text:s text:c="2"/>(let ((src (SDL:make-rect 0 0 (SDL:surface:w image) (SDL:surface:h image)))</text:p>
      <text:p text:style-name="P29"><text:s text:c="8"/>(dst (SDL:make-rect 0 0 (SDL:surface:w image) (SDL:surface:h image)))</text:p>
      <text:p text:style-name="P29"><text:s text:c="8"/>(half_w (quotient (SDL:surface:w image) 2))</text:p>
      <text:p text:style-name="P29"><text:s text:c="8"/>(half_h (quotient (SDL:surface:h image) 2)))</text:p>
      <text:p text:style-name="P29"><text:s text:c="4"/>(for-each (lambda (p)</text:p>
      <text:p text:style-name="P29"><text:s text:c="16"/>(SDL:rect:set-x! dst (- (penguin:x p) half_w))</text:p>
      <text:p text:style-name="P29"><text:s text:c="16"/>(SDL:rect:set-y! dst (- (penguin:y p) half_h))</text:p>
      <text:p text:style-name="P29"><text:s text:c="16"/>(SDL:blit-surface <text:s/>image <text:s/>src surface dst))</text:p>
      <text:p text:style-name="P15"><text:s text:c="6"/><text:span text:style-name="T8"><text:s text:c="8"/>penguins)))</text:span></text:p>
      <text:p text:style-name="P15"><text:soft-page-break/></text:p>
      <text:p text:style-name="P16">Далее описываем функции загрузки изображений:</text:p>
      <text:p text:style-name="P16">;; загрузка картинки</text:p>
      <text:p text:style-name="P31">(define (load-check-img name-image)</text:p>
      <text:p text:style-name="P31"><text:s text:c="2"/>(let ((image (SDL:load-image name-image)))</text:p>
      <text:p text:style-name="P31"><text:s text:c="4"/>(if (not (SDL:surface? image))</text:p>
      <text:p text:style-name="P31"><text:s text:c="8"/>(begin</text:p>
      <text:p text:style-name="P31"><text:s text:c="10"/>(display (string-append "Unable load image:" name-image "\n"))</text:p>
      <text:p text:style-name="P31"><text:s text:c="10"/>(exit 1)))</text:p>
      <text:p text:style-name="P31"><text:s text:c="4"/>image))</text:p>
      <text:p text:style-name="P16"/>
      <text:p text:style-name="P31">(define (load-check-bmp name-image)</text:p>
      <text:p text:style-name="P31"><text:s text:c="2"/>(let ((image (SDL:load-bmp name-image)))</text:p>
      <text:p text:style-name="P31"><text:s text:c="4"/>(if (not (SDL:surface? image))</text:p>
      <text:p text:style-name="P31"><text:s text:c="8"/>(begin</text:p>
      <text:p text:style-name="P31"><text:s text:c="10"/>(display (string-append "Unable load image:" name-image "\n"))</text:p>
      <text:p text:style-name="P31"><text:s text:c="10"/>(exit 1)))</text:p>
      <text:p text:style-name="P31"><text:s text:c="4"/>image))</text:p>
      <text:p text:style-name="P16"/>
      <text:p text:style-name="P16">Грузим изображения,их всего два бекграунд и изображение пингвина.</text:p>
      <text:p text:style-name="P31">(define background (load-check-bmp "bg.bmp"))</text:p>
      <text:p text:style-name="P31">(define penguin-image (load-check-bmp "smallpenguin.bmp"))</text:p>
      <text:p text:style-name="P16"/>
      <text:p text:style-name="P16">Для изображения пингвина задаем ключевой цвет:</text:p>
      <text:p text:style-name="P16">;;зададим colorkey для изображения пингвина</text:p>
      <text:p text:style-name="P31">(define format-image (SDL:surface-get-format penguin-image))</text:p>
      <text:p text:style-name="P31">(define colorkey (SDL:map-rgb format-image 0 0 255))</text:p>
      <text:p text:style-name="P31">(SDL:surface-color-key! penguin-image colorkey)</text:p>
      <text:p text:style-name="P16"/>
      <text:p text:style-name="P16">Сгененируем пингвинов с помощью определенной ранее функции</text:p>
      <text:p text:style-name="P31">(define penguins (init_penguins))</text:p>
      <text:p text:style-name="P16"/>
      <text:p text:style-name="P16">Ну а теперь можно приступать к самой анимации, т.е выполнению перемещения множества спрайтов в цикле, у нас цикл не бесконечный, мы ограничим его конкретным числом шагов:</text:p>
      <text:p text:style-name="P31">(define MAX_CYCLES 1300)</text:p>
      <text:p text:style-name="P16"/>
      <text:p text:style-name="P16">;;создадим границы прямоугольников копирования</text:p>
      <text:p text:style-name="P31">(define src (SDL:make-rect 0 0 (SDL:surface:w background) (SDL:surface:h background)))</text:p>
      <text:p text:style-name="P31">(define dst (SDL:make-rect 0 0 (SDL:surface:w background) (SDL:surface:h background)))</text:p>
      <text:p text:style-name="P31"/>
      <text:p text:style-name="P31">(let ((i 0))</text:p>
      <text:p text:style-name="P31"><text:s text:c="2"/>(do ((i 0 (+ i 1)))</text:p>
      <text:p text:style-name="P31"><text:s text:c="6"/>((&gt;= i MAX_CYCLES))</text:p>
      <text:p text:style-name="P31"><text:s text:c="4"/>(begin</text:p>
      <text:p text:style-name="P16"><text:s text:c="6"/><text:span text:style-name="T8">(SDL:blit-surface background src screen dst) </text:span><text:s text:c="12"/>;;рисуем фон</text:p>
      <text:p text:style-name="P16"><text:s text:c="6"/><text:span text:style-name="T8">(draw_penguins <text:s/>penguins <text:s/>penguin-image screen)</text:span> <text:s text:c="3"/>;;рисуем пингвинов</text:p>
      <text:p text:style-name="P16"><text:s text:c="6"/><text:span text:style-name="T8">(SDL:update-rect screen 0 0 0 0) <text:s text:c="3"/></text:span><text:s text:c="28"/>;; отображаем все на экране</text:p>
      <text:p text:style-name="P16"><text:s text:c="5"/><text:span text:style-name="T8"><text:s/>(set! penguins (move_penguins penguins screen)))))</text:span> ;; перемещаем пингвинов.</text:p>
      <text:p text:style-name="P16"/>
      <text:p text:style-name="P16">Вот такой вот не сложный пример анимации.</text:p>
      <text:p text:style-name="P16"/>
      <text:p text:style-name="P32">Анимация улучшенная версия.</text:p>
      <text:p text:style-name="P32"/>
      <text:p text:style-name="P50">Наш предыдущий пример хорошо работает, но не быстро и существуют два варианта что бы увеличить скорость его работы. Первый вариант это установить на поверхность screen флаг двойного буфера. (doublebuffer). При этом все отображения спрайтов инкрементально добавляемые к поверхности screen будут копироваться в предварительный <text:soft-page-break/>буфер, находящийся в общей оперативной памяти, а затем функцией (SDL:flip screen) этот буфер будет отображаться на экране. И второй вариант ускорения это приведение всех копируемых изображений к формату экрана, это приведение позволит в дальнейшем обойтись без преобразования форматов при копировании изображений, хоть эта работа и скрыта от пользователя. она тем не менее может существенно замедлить формирование конечного изображения.</text:p>
      <text:p text:style-name="P16"/>
      <text:p text:style-name="P9">Полный листинг примера в файле: <text:s/><text:span text:style-name="T8">l04-0</text:span><text:span text:style-name="T9">7</text:span><text:span text:style-name="T8">_anim</text:span><text:span text:style-name="T9">2</text:span><text:span text:style-name="T8">.scm</text:span></text:p>
      <text:p text:style-name="P50">Поскольку данный пример от предыдущего отличается лишь парой мелких изменений опишу лишь их:</text:p>
      <text:p text:style-name="P16">Первое изменение при инициализации окна, здесь как раз и устанавливается двойной буфер:</text:p>
      <text:p text:style-name="P31">(define screen (SDL:set-video-mode s_width s_height 16 'doublebuf))</text:p>
      <text:p text:style-name="P16"/>
      <text:p text:style-name="P50">Второе изменение при загрузке изображений, вначале мы формируем временную поверхность, а затем на ее основе формируем поверхность приведенную к формату экранного изображения <text:s/>display-format</text:p>
      <text:p text:style-name="P16"/>
      <text:p text:style-name="P31">(define temp (load-check-bmp "bg.bmp"))</text:p>
      <text:p text:style-name="P31">(define background (SDL:display-format temp))</text:p>
      <text:p text:style-name="P16"/>
      <text:p text:style-name="P16"/>
      <text:p text:style-name="P31">(set! temp (load-check-bmp "smallpenguin.bmp"))</text:p>
      <text:p text:style-name="P17"/>
      <text:p text:style-name="P17">зададим colorkey для изображения пингвина</text:p>
      <text:p text:style-name="P31">(define format-image (SDL:surface-get-format temp))</text:p>
      <text:p text:style-name="P31">(define colorkey (SDL:map-rgb format-image 0 0 255))</text:p>
      <text:p text:style-name="P31">(SDL:surface-color-key! temp colorkey)</text:p>
      <text:p text:style-name="P16"/>
      <text:p text:style-name="P31">(define penguin-image (SDL:display-format temp))</text:p>
      <text:p text:style-name="P31">(if (not (SDL:surface? penguin-image))</text:p>
      <text:p text:style-name="P31"><text:s text:c="4"/>(begin</text:p>
      <text:p text:style-name="P31"><text:s text:c="6"/>(display (string-append "Unable to conver bitmap penguin image \n"))</text:p>
      <text:p text:style-name="P31"><text:s text:c="6"/>(exit 1)))</text:p>
      <text:p text:style-name="P16"/>
      <text:p text:style-name="P16">И далее в цикле отображения вместо update используется flip, переключение буфера.</text:p>
      <text:p text:style-name="P16">(<text:span text:style-name="T8">let ((i 0))</text:span></text:p>
      <text:p text:style-name="P31"><text:s text:c="2"/>(do ((i 0 (+ i 1)))</text:p>
      <text:p text:style-name="P31"><text:s text:c="6"/>((&gt;= i MAX_CYCLES))</text:p>
      <text:p text:style-name="P31"><text:s text:c="4"/>(begin</text:p>
      <text:p text:style-name="P16"><text:s text:c="6"/><text:span text:style-name="T8">(SDL:blit-surface background src screen dst) </text:span><text:s text:c="12"/>;;рисуем фон</text:p>
      <text:p text:style-name="P16"><text:s text:c="6"/><text:span text:style-name="T8">(draw_penguins <text:s/>penguins <text:s/>penguin-image screen)</text:span> <text:s text:c="3"/>;;рисуем пингвинов</text:p>
      <text:p text:style-name="P16"><text:s text:c="6"/><text:span text:style-name="T8">(SDL:flip screen) <text:s/></text:span><text:s text:c="58"/>;; отображаем все на экране</text:p>
      <text:p text:style-name="P16"><text:s text:c="6"/><text:span text:style-name="T8">(set! penguins (move_penguins penguins screen)))))</text:span> ;; перемещаем пингвинов.</text:p>
      <text:p text:style-name="P16"/>
      <text:p text:style-name="P51">В принципе это все, единственное что хотелось бы добавить, что в документации написано что функция SDL:display-format (SDL DisplayFormat) может уничтожить альфа канал в изображениях с <text:s/>альфа каналом.</text:p>
      <text:p text:style-name="P57"/>
      <text:p text:style-name="P77">Заканчивая с анимацией мне хотелось бы упомянуть о двух файлах: l04-06_anim1tm.scm и l04-07_anim2tm.scm, которые являются точной копией предыдущего и текущего примеров, но в которых производиться замер быстродействия вывода кадров анимации на экран.</text:p>
      <text:p text:style-name="P78">У меня для первого варианта оказалось 50 кадров в секунду, а для второго 10<text:span text:style-name="T7">3</text:span>. <text:s/><text:span text:style-name="T7">А если сравнить с чистым кодом на Си из PLG, то там производительность, оптимизированного кода 112 кадров в секунду. Согласитесь, разница между двумя оптимизированными версиями не большая.</text:span></text:p>
      <text:p text:style-name="P16"/>
      <text:p text:style-name="P33"><text:soft-page-break/>Получение и обработка сообщений.</text:p>
      <text:p text:style-name="P18"/>
      <text:p text:style-name="P52">Взаимодействие <text:s/>SDL с пользователями происходит посредством обработки программой SDL цикла сообщений. Базовый шаблон такой обрабоки, в котором ничего не происходит, кроме приема сообщений и вывода их на экран, приведен в примере: <text:span text:style-name="T8">l04-08_base-events.scm</text:span></text:p>
      <text:p text:style-name="P58"/>
      <text:p text:style-name="P58">Инициализация окна происходит как и в предыдущих примерах, только в место ожидания в конце запускаем цикл обработки сообщений, я выбрал для себя цикл с формой do</text:p>
      <text:p text:style-name="P59"/>
      <text:p text:style-name="P34">(let ((stop #f) (ret #t) (event (SDL:make-event)) (type #f) (cont #t))</text:p>
      <text:p text:style-name="P34"><text:s text:c="2"/>(do ((cont #t (identity #t)))</text:p>
      <text:p text:style-name="P34"><text:s text:c="6"/>((or stop</text:p>
      <text:p text:style-name="P34"><text:s text:c="11"/>(not (SDL:wait-event event))))</text:p>
      <text:p text:style-name="P34"><text:s text:c="4"/>(begin</text:p>
      <text:p text:style-name="P34"><text:s text:c="6"/>(display "Event:")</text:p>
      <text:p text:style-name="P34"><text:s text:c="6"/>(display event) (newline)</text:p>
      <text:p text:style-name="P34"><text:s text:c="6"/>(set! type (SDL:event:type event))</text:p>
      <text:p text:style-name="P34"><text:s text:c="6"/>(display (string-append "Get event type:"))</text:p>
      <text:p text:style-name="P34"><text:s text:c="6"/>(display type)</text:p>
      <text:p text:style-name="P34"><text:s text:c="6"/>(display "\n")</text:p>
      <text:p text:style-name="P34"><text:s text:c="6"/>(if (equal? type 'quit)</text:p>
      <text:p text:style-name="P34"><text:s text:c="10"/>(begin</text:p>
      <text:p text:style-name="P34"><text:s text:c="12"/>(display "Get quit event\n")</text:p>
      <text:p text:style-name="P34"><text:s text:c="12"/>(set! stop #t)))</text:p>
      <text:p text:style-name="P34"><text:s text:c="6"/>)))</text:p>
      <text:p text:style-name="P18"/>
      <text:p text:style-name="P52">Цикл ждет сообщения в вызове <text:s/>SDL:wait-event <text:s/>и далее обрабатывает входящее сообщение. В нашем случае вся обработка сводится к определению типа сообщения и выводу сообщения на экран. Еще обрабатывается тип сообщения quit, завершающий цикл обработки сообщений.</text:p>
      <text:p text:style-name="P18"/>
      <text:p text:style-name="P33">Обработка сообщений от мыши.</text:p>
      <text:p text:style-name="P33"/>
      <text:p text:style-name="P18">Пример в файле: <text:span text:style-name="T8">l04-08_mouse-events.scm</text:span></text:p>
      <text:p text:style-name="P73">Этот пример слегка расширяет обработку сообщений из предыдущего примера. В основном обработку попадают сообщения связанные с мышью: mouse-motion, mouse-button-down, mouse-button-up. Обработка состоит в выводе на терминал информационных сообщений.</text:p>
      <text:p text:style-name="P18"/>
      <text:p text:style-name="P34">(let ((stop #f) (ret #t) (event (SDL:make-event)) (type #f) (cont #t))</text:p>
      <text:p text:style-name="P34"><text:s text:c="2"/>(do ((cont #t (identity #t)))</text:p>
      <text:p text:style-name="P34"><text:s text:c="6"/>((or stop</text:p>
      <text:p text:style-name="P34"><text:s text:c="11"/>(not (SDL:wait-event event))))</text:p>
      <text:p text:style-name="P34"><text:s text:c="4"/>(begin</text:p>
      <text:p text:style-name="P34"><text:s text:c="6"/>(set! type (SDL:event:type event))</text:p>
      <text:p text:style-name="P34"><text:s text:c="6"/>(cond</text:p>
      <text:p text:style-name="P34"><text:s text:c="7"/>((equal? type 'mouse-motion)</text:p>
      <text:p text:style-name="P34"><text:s text:c="8"/>(begin</text:p>
      <text:p text:style-name="P34"><text:s text:c="10"/>(display "Mouse motion: ")</text:p>
      <text:p text:style-name="P34"><text:s text:c="10"/>(display (string-append "New pos: x: " (number-&gt;string (SDL:event:motion:x event))</text:p>
      <text:p text:style-name="P34"><text:s text:c="34"/>", y: " (number-&gt;string (SDL:event:motion:y event)) "\n"))))</text:p>
      <text:p text:style-name="P34"><text:s text:c="7"/>((equal? type 'mouse-button-down)</text:p>
      <text:p text:style-name="P34"><text:s text:c="10"/>(display "Mouse button down: ")</text:p>
      <text:p text:style-name="P34"><text:s text:c="10"/>(display (string-append "btn: " (symbol-&gt;string (SDL:event:button:button event))</text:p>
      <text:p text:style-name="P34"><text:s text:c="34"/>", x: " (number-&gt;string (SDL:event:button:x event))</text:p>
      <text:p text:style-name="P34"><text:s text:c="34"/>", y: " (number-&gt;string (SDL:event:button:y event)) "\n")))</text:p>
      <text:p text:style-name="P18"><text:soft-page-break/><text:s text:c="4"/><text:span text:style-name="T8"><text:s text:c="3"/>((equal? type 'mouse-button-up)</text:span></text:p>
      <text:p text:style-name="P34"><text:s text:c="10"/>(display "Mouse button up: ")</text:p>
      <text:p text:style-name="P34"><text:s text:c="10"/>(display (string-append "btn: " (symbol-&gt;string (SDL:event:button:button event))</text:p>
      <text:p text:style-name="P34"><text:s text:c="34"/>", x: " (number-&gt;string (SDL:event:button:x event))</text:p>
      <text:p text:style-name="P34"><text:s text:c="34"/>", y: " (number-&gt;string (SDL:event:button:y event)) "\n")))</text:p>
      <text:p text:style-name="P34"><text:s text:c="7"/>((equal? type 'quit)</text:p>
      <text:p text:style-name="P34"><text:s text:c="8"/>(begin</text:p>
      <text:p text:style-name="P34"><text:s text:c="10"/>(display "Get quit event\n")</text:p>
      <text:p text:style-name="P34"><text:s text:c="10"/>(set! stop #t)))</text:p>
      <text:p text:style-name="P34"><text:s text:c="6"/>))))</text:p>
      <text:p text:style-name="P18"/>
      <text:p text:style-name="P33">Обработка клавиатурных сообщений.</text:p>
      <text:p text:style-name="P33"/>
      <text:p text:style-name="P73">Работа с клавиатурой ничем не отличается от обработки сообщений от мыши, только типы сообщений другие, остальное все аналогично.</text:p>
      <text:p text:style-name="P18"/>
      <text:p text:style-name="P34">(let ((stop #f) (ret #t) (event (SDL:make-event)) (type #f) (cont #t))</text:p>
      <text:p text:style-name="P34"><text:s text:c="2"/>(do ((cont #t (identity #t)))</text:p>
      <text:p text:style-name="P34"><text:s text:c="6"/>((or stop</text:p>
      <text:p text:style-name="P34"><text:s text:c="11"/>(not (SDL:wait-event event))))</text:p>
      <text:p text:style-name="P34"><text:s text:c="4"/>(begin</text:p>
      <text:p text:style-name="P34"><text:s text:c="6"/>(set! type (SDL:event:type event))</text:p>
      <text:p text:style-name="P34"><text:s text:c="6"/>(cond</text:p>
      <text:p text:style-name="P34"><text:s text:c="7"/>((equal? type 'key-down)</text:p>
      <text:p text:style-name="P34"><text:s text:c="8"/>(begin</text:p>
      <text:p text:style-name="P34"><text:s text:c="10"/>(display "Key down: ")</text:p>
      <text:p text:style-name="P34"><text:s text:c="10"/>(display (string-append "Keysym: '" (symbol-&gt;string (SDL:event:key:keysym:sym event))))</text:p>
      <text:p text:style-name="P34"><text:s text:c="10"/>(display "', Mod: ") (display (SDL:event:key:keysym:mod event)) (newline)</text:p>
      <text:p text:style-name="P34"><text:s text:c="10"/>(if (equal? (SDL:event:key:keysym:sym event) 'q)</text:p>
      <text:p text:style-name="P34"><text:s text:c="14"/>(begin</text:p>
      <text:p text:style-name="P34"><text:s text:c="16"/>(display "'Q' pressed, exiting!\n")</text:p>
      <text:p text:style-name="P34"><text:s text:c="16"/>(set! stop #t)))))</text:p>
      <text:p text:style-name="P34"><text:s text:c="7"/>((equal? type 'key-up)</text:p>
      <text:p text:style-name="P34"><text:s text:c="8"/>(begin</text:p>
      <text:p text:style-name="P34"><text:s text:c="10"/>(display "Key up: ")</text:p>
      <text:p text:style-name="P34"><text:s text:c="10"/>(display (string-append "Keysym: '" (symbol-&gt;string (SDL:event:key:keysym:sym event))))</text:p>
      <text:p text:style-name="P34"><text:s text:c="10"/>(display "', Mod: ") (display (SDL:event:key:keysym:mod event)) (newline)))</text:p>
      <text:p text:style-name="P34"><text:s text:c="7"/>((equal? type 'quit)</text:p>
      <text:p text:style-name="P34"><text:s text:c="8"/>(begin</text:p>
      <text:p text:style-name="P34"><text:s text:c="10"/>(display "Get quit event\n")</text:p>
      <text:p text:style-name="P34"><text:s text:c="10"/>(set! stop #t)))</text:p>
      <text:p text:style-name="P34"><text:s text:c="6"/>))))</text:p>
      <text:p text:style-name="P34"/>
      <text:p text:style-name="P18"/>
      <text:p text:style-name="P18">Примера для работы с джойстиком у меня нет, за отсутствием такового. Думаю там ничего сложного нет.</text:p>
      <text:p text:style-name="P18"/>
      <text:p text:style-name="P18"/>
      <text:p text:style-name="P33">Многопоточная работа с SDL.</text:p>
      <text:p text:style-name="P33"/>
      <text:p text:style-name="P52">Работа с нитями из библиотеки SDL в данном биндинге не предусмотрена. При необходимости работать с потоками разработчик предлагает воспользоваться внутренними средствами guile, что собственно и демонстрируется в нашем примере. Задача простая есть общая переменная и три потока, в каждом из потоков выполняется инкремент общей переменной и сон продолжительностью в некую случайную величину. Надо досчитать до 20(или чуть больше).</text:p>
      <text:p text:style-name="P18"><text:soft-page-break/></text:p>
      <text:p text:style-name="P18">Полный листинг примера в файле:<text:span text:style-name="T8"> l04-11_threadings.scm</text:span></text:p>
      <text:p text:style-name="P18"/>
      <text:p text:style-name="P52">Инициализация проходит аналогично предыдущим примерам, единственное отличие это подключение библиотеки для работы с нитями.</text:p>
      <text:p text:style-name="P34">(use-modules (ice-9 threads))</text:p>
      <text:p text:style-name="P34"/>
      <text:p text:style-name="P73">Создаем набор переменных с которыми будем работать, во первых это счетчик который будут увеличивать <text:s/>процессы работающие в нитях, counter_mutex, специальная переменная регулирующая доступ к счетчику из различных нитей и флаг завершения нитей, который проверяется каждым процессом в нити и служит сигналом завершения работы нити(а у нас всех нитей).</text:p>
      <text:p text:style-name="P18"/>
      <text:p text:style-name="P34">(define counter 0)</text:p>
      <text:p text:style-name="P34">(define counter_mutex (make-mutex))</text:p>
      <text:p text:style-name="P34">(if (not (mutex? counter_mutex))</text:p>
      <text:p text:style-name="P34"><text:s text:c="4"/>(begin</text:p>
      <text:p text:style-name="P34"><text:s text:c="6"/>(display "Can't create mutex\n")</text:p>
      <text:p text:style-name="P34"><text:s text:c="6"/>(exit 1)))</text:p>
      <text:p text:style-name="P34">(define exit_flag #f)</text:p>
      <text:p text:style-name="P18"/>
      <text:p text:style-name="P73">Определяем функцию которая будет выполняться в каждой нити, ее задача получить разрешение у мьютекса на доступ к счетчику, заблокировав его, увеличить счетчик и освободить мьютекс, вся работа выполняется до тех пор пока кто либо не установит флаг завершения работы exit_flag:</text:p>
      <text:p text:style-name="P34">(define (ThreadEntryPoint data)</text:p>
      <text:p text:style-name="P34"><text:s text:c="2"/>(let ((name data) (i 0))</text:p>
      <text:p text:style-name="P34"><text:s text:c="4"/>(do ((i 0 (identity i)))</text:p>
      <text:p text:style-name="P34"><text:s text:c="8"/>((identity exit_flag))</text:p>
      <text:p text:style-name="P34"><text:s text:c="6"/>(begin</text:p>
      <text:p text:style-name="P34"><text:s text:c="8"/>(display (string-append "This is: " name "\n"))</text:p>
      <text:p text:style-name="P34"><text:s text:c="8"/>(lock-mutex counter_mutex)</text:p>
      <text:p text:style-name="P34"><text:s text:c="8"/>(display (string-append "The counter is curently: " (number-&gt;string counter) "\n"))</text:p>
      <text:p text:style-name="P34"><text:s text:c="8"/>(set! counter (+ counter 1))</text:p>
      <text:p text:style-name="P34"><text:s text:c="8"/>(unlock-mutex counter_mutex)</text:p>
      <text:p text:style-name="P34"><text:s text:c="8"/>(SDL:delay (random 3000 (random-state-from-platform)))))</text:p>
      <text:p text:style-name="P34"><text:s text:c="4"/>(display "Exit from:") (display name) (newline)))</text:p>
      <text:p text:style-name="P18"/>
      <text:p text:style-name="P18"/>
      <text:p text:style-name="P52">Далее идет основной цикл главной процедуры, в начале мы создаем три нити, которые начинают работать, а основной цикл ждет пока не счетчик меньше 20, как только счетчик перевалит за эту магическую цифру, основная процедура устанавливает флаг завершения и немного ждет, пока все нити не завершат свою работу. Хотя факт завершения работы нитей и не проверяется.</text:p>
      <text:p text:style-name="P34">(let ((thread1 (make-thread ThreadEntryPoint "Thread 1"))</text:p>
      <text:p text:style-name="P34"><text:s text:c="6"/>(thread2 (make-thread ThreadEntryPoint "Thread 2"))</text:p>
      <text:p text:style-name="P34"><text:s text:c="6"/>(thread3 (make-thread ThreadEntryPoint "Thread 3"))</text:p>
      <text:p text:style-name="P34"><text:s text:c="6"/>(i 0))</text:p>
      <text:p text:style-name="P34"><text:s text:c="2"/>(do ((i 0 (identity i)))</text:p>
      <text:p text:style-name="P34"><text:s text:c="6"/>((&gt; counter 20))</text:p>
      <text:p text:style-name="P34"><text:s text:c="4"/>(SDL:delay 1000))</text:p>
      <text:p text:style-name="P34"><text:s text:c="2"/>(set! exit_flag #t)</text:p>
      <text:p text:style-name="P34"><text:s text:c="2"/>(display "exit_flag has been set by main()\n")</text:p>
      <text:p text:style-name="P34"><text:s text:c="2"/>(SDL:delay 3500))</text:p>
      <text:p text:style-name="P18"/>
      <text:p text:style-name="P18">Ну вот и все о нитях в guile. Для начала изучения работы с нитями вполне годный пример.</text:p>
      <text:p text:style-name="P18"/>
      <text:p text:style-name="P33"><text:soft-page-break/>Программирование Звука.</text:p>
      <text:p text:style-name="P33"/>
      <text:p text:style-name="P74">В книжке PLG в этом месте разобран достаточно сложны пример работы со звуком в котором <text:s/>микшируются несколько звуков, я постараюсь разобрать здесь пример попроще, с загрузкой звука и его проигрыванием/остановкой/возобновлением, а работу с микшированием просто добавлю во втором примере к этой теме.</text:p>
      <text:p text:style-name="P18"/>
      <text:p text:style-name="P19">Полный листинг примера в файле: <text:span text:style-name="T8">l04-12_audio-sdl.scm</text:span></text:p>
      <text:p text:style-name="P19"/>
      <text:p text:style-name="P75">Основное отличие от предыдущих примеров при инициализации, надо добавить модуль обеспечивающий работу со звуком (sdl mixer) и затем указать необходимость инициализации аудио системы при вызове SDL:init</text:p>
      <text:p text:style-name="P65"/>
      <text:p text:style-name="P19"/>
      <text:p text:style-name="P35">(use-modules ((sdl sdl) #:prefix SDL:)</text:p>
      <text:p text:style-name="P35"><text:s text:c="13"/>((sdl mixer) #:prefix MIX:)</text:p>
      <text:p text:style-name="P35"><text:s text:c="13"/>(srfi srfi-1)</text:p>
      <text:p text:style-name="P35"><text:s text:c="13"/>(srfi srfi-2))</text:p>
      <text:p text:style-name="P19">….</text:p>
      <text:p text:style-name="P35">(if (not (equal? (SDL:init '(video audio)) 0))</text:p>
      <text:p text:style-name="P35"><text:s text:c="4"/>(begin</text:p>
      <text:p text:style-name="P35"><text:s text:c="6"/>(display "Can't initialize SDL!\n")</text:p>
      <text:p text:style-name="P35"><text:s text:c="6"/>(exit 1)))</text:p>
      <text:p text:style-name="P19"/>
      <text:p text:style-name="P75">Да и еще надо указать модуль позволяющий принимать несколько значений из возвращаемой функции, такая функция используется в дальнейшем MIX:device-ffc — функция возвращающая текущие настройки аудио системы, частоту, формат и <text:s/>используемые каналы:</text:p>
      <text:p text:style-name="P35">(use-modules (ice-9 receive))</text:p>
      <text:p text:style-name="P19"/>
      <text:p text:style-name="P53">После этого можно начинать работать со звуком.Первым делом открываем миксер с необходимыми нам параметрами, вызовом функции open-audio [ freq [ format [ stereo [ chunksize ]]]], но я устанавливать никаких параметров не буду, так что вызовем ее без параметров.</text:p>
      <text:p text:style-name="P35">(MIX:open-audio)</text:p>
      <text:p text:style-name="P19"/>
      <text:p text:style-name="P19"/>
      <text:p text:style-name="P53">Загружаем музыку. На самом деле тут есть небольшая тонкость, мы можем загрузить один и тот же файл как музыку(load-music) и как звук(load-wave). Отличие этих действий состоит в том, что в дальнейшем их проигрывание должно выполняться соответствующими функциями play-music и <text:s/>play-channel. Разница между которыми, в свою очередь, состоит в том что проигрывание музыки возможно только одной, и если вы вызовете повторно эту функцию то текущая проигрываемая музыка замениться новой, а при проигрывании звука, вы во первых не отключаете проигрывание музыки, во вторых каждый вызов проигрывания звука добавляет еще один микширующийся с другими воспроизводимыми звуками, заданными ранее. Таким вот простым образом можно достичь весьма сложных звуковых эффектов. Ну и уж коль речь зашла о звуковых эффектах, при проигрывании звука есть возможность установить виртуальное положение звука, т.е угол откуда он звучит и дистанцию, функцией: MIX:set-position. Но поскольку я все делал на ноутбуке, как все это работает я не проверял. Итак <text:s/>загружаем музыку:</text:p>
      <text:p text:style-name="P19"/>
      <text:p text:style-name="P35">(define (load-music)</text:p>
      <text:p text:style-name="P35"><text:s text:c="2"/>(MIX:load-music "background.ogg"))</text:p>
      <text:p text:style-name="P35">;<text:span text:style-name="T10">; load the files</text:span></text:p>
      <text:p text:style-name="P35">(define background (load-music))</text:p>
      <text:p text:style-name="P19"/>
      <text:p text:style-name="P19"><text:soft-page-break/>Итак файл с музыкой загружен но еще не звучит. Его воспроизведение мы будем выполнять по нажатии клавиши p, что и укажем в цикле обработки сообщений.</text:p>
      <text:p text:style-name="P19"/>
      <text:p text:style-name="P35">(let ((ch 0) (freq #f) (format #f) (channels #f) (event (SDL:make-event)) (type #f) (cont #t))</text:p>
      <text:p text:style-name="P35"><text:s text:c="2"/>(let loop ((i 1)) </text:p>
      <text:p text:style-name="P35"><text:s text:c="4"/>(and (and cont</text:p>
      <text:p text:style-name="P35"><text:tab/> <text:s text:c="5"/>(SDL:wait-event event))</text:p>
      <text:p text:style-name="P35"><text:tab/> (begin</text:p>
      <text:p text:style-name="P35"><text:tab/> <text:s text:c="2"/>(set! type (SDL:event:type event))</text:p>
      <text:p text:style-name="P35"><text:tab/> <text:s text:c="2"/>(cond</text:p>
      <text:p text:style-name="P35"><text:tab/> <text:s text:c="3"/>((equal? type 'key-down)</text:p>
      <text:p text:style-name="P35"><text:tab/> <text:s text:c="4"/>(begin</text:p>
      <text:p text:style-name="P35"><text:tab/> <text:s text:c="6"/>(display "Key down: ")</text:p>
      <text:p text:style-name="P35"><text:tab/> <text:s text:c="6"/>(display (string-append "Keysym: '" (symbol-&gt;string </text:p>
      <text:p text:style-name="P35"><text:s text:c="80"/>(SDL:event:key:keysym:symevent))))</text:p>
      <text:p text:style-name="P35"><text:tab/> <text:s text:c="6"/>(display "', Mod: ") (display (SDL:event:key:keysym:mod event)) (newline)</text:p>
      <text:p text:style-name="P35"><text:tab/> <text:s text:c="6"/>(cond</text:p>
      <text:p text:style-name="P35"><text:tab/><text:tab/>((equal? (SDL:event:key:keysym:sym event) 'q)</text:p>
      <text:p text:style-name="P35"><text:tab/><text:tab/> (begin</text:p>
      <text:p text:style-name="P35"><text:tab/><text:tab/> <text:s/>(display "'Q' pressed, exiting!\n")</text:p>
      <text:p text:style-name="P35"><text:tab/><text:tab/> <text:s/>(set! cont #f)))</text:p>
      <text:p text:style-name="P35"><text:tab/><text:tab/>((equal? (SDL:event:key:keysym:sym event) 'g)</text:p>
      <text:p text:style-name="P35"><text:tab/><text:tab/> (begin</text:p>
      <text:p text:style-name="P35"><text:tab/><text:tab/> <text:s text:c="2"/>(display "device-ffc is: ")</text:p>
      <text:p text:style-name="P35"><text:tab/><text:tab/> <text:s text:c="2"/>(receive (l_freq l_format l_channels) (MIX:device-ffc)</text:p>
      <text:p text:style-name="P35"><text:tab/><text:tab/><text:tab/> <text:s text:c="3"/>(set! freq l_freq)</text:p>
      <text:p text:style-name="P35"><text:tab/><text:tab/><text:tab/> <text:s text:c="3"/>(set! format l_format)</text:p>
      <text:p text:style-name="P35"><text:tab/><text:tab/><text:tab/> <text:s text:c="3"/>(set! channels l_channels))</text:p>
      <text:p text:style-name="P35"><text:tab/><text:tab/> <text:s text:c="2"/>(display "Freq: ") (display freq)</text:p>
      <text:p text:style-name="P35"><text:tab/><text:tab/> <text:s text:c="2"/>(display ", format: ") (display format )</text:p>
      <text:p text:style-name="P35"><text:tab/><text:tab/> <text:s text:c="2"/>(display ", Channels: ") (display channels)</text:p>
      <text:p text:style-name="P35"><text:tab/><text:tab/> <text:s text:c="2"/>(newline)))</text:p>
      <text:p text:style-name="P35"><text:s text:c="37"/>;;играть музыку</text:p>
      <text:p text:style-name="P35"><text:tab/><text:tab/>((equal? (SDL:event:key:keysym:sym event) 'p) </text:p>
      <text:p text:style-name="P35"><text:tab/><text:tab/> (begin</text:p>
      <text:p text:style-name="P35"><text:tab/><text:tab/> <text:s text:c="2"/>(display "Play music command\n")</text:p>
      <text:p text:style-name="P35"><text:tab/><text:tab/> <text:s text:c="2"/>(set! ch (MIX:play-music background))</text:p>
      <text:p text:style-name="P35"><text:tab/><text:tab/> <text:s text:c="2"/>(display "Channel play: ")</text:p>
      <text:p text:style-name="P35"><text:tab/><text:tab/> <text:s text:c="2"/>(display ch)</text:p>
      <text:p text:style-name="P35"><text:tab/><text:tab/> <text:s text:c="2"/>(newline)))</text:p>
      <text:p text:style-name="P35"><text:s text:c="38"/>;;остановить проигрывание музыки</text:p>
      <text:p text:style-name="P35"><text:tab/><text:tab/>((equal? (SDL:event:key:keysym:sym event) 's) </text:p>
      <text:p text:style-name="P35"><text:tab/><text:tab/> (begin</text:p>
      <text:p text:style-name="P35"><text:tab/><text:tab/> <text:s text:c="2"/>(display "Stop music command\n")</text:p>
      <text:p text:style-name="P35"><text:tab/><text:tab/> <text:s text:c="2"/>(MIX:halt-music)</text:p>
      <text:p text:style-name="P35"><text:tab/><text:tab/> <text:s text:c="2"/>))</text:p>
      <text:p text:style-name="P35"><text:s text:c="37"/>;;пауза в проигрывании музыки</text:p>
      <text:p text:style-name="P35"><text:tab/><text:tab/>((equal? (SDL:event:key:keysym:sym event) 'h) </text:p>
      <text:p text:style-name="P35"><text:tab/><text:tab/> (begin</text:p>
      <text:p text:style-name="P35"><text:tab/><text:tab/> <text:s text:c="2"/>(display "Pause music command\n")</text:p>
      <text:p text:style-name="P35"><text:tab/><text:tab/> <text:s text:c="2"/>(MIX:pause-music)</text:p>
      <text:p text:style-name="P35"><text:tab/><text:tab/> <text:s text:c="2"/>))</text:p>
      <text:p text:style-name="P35"><text:s text:c="37"/>;;возобновить проигрывание музыки</text:p>
      <text:p text:style-name="P35"><text:tab/><text:tab/>((equal? (SDL:event:key:keysym:sym event) 'r) </text:p>
      <text:p text:style-name="P35"><text:tab/><text:tab/> (begin</text:p>
      <text:p text:style-name="P35"><text:tab/><text:tab/> <text:s text:c="2"/>(display "Resume music command\n")</text:p>
      <text:p text:style-name="P35"><text:tab/><text:tab/> <text:s text:c="2"/>(MIX:resume-music)</text:p>
      <text:p text:style-name="P35"><text:tab/><text:tab/> <text:s text:c="2"/>))</text:p>
      <text:p text:style-name="P35"><text:soft-page-break/><text:tab/> <text:s text:c="6"/>)))</text:p>
      <text:p text:style-name="P35"><text:tab/> <text:s text:c="3"/>((equal? type 'quit)</text:p>
      <text:p text:style-name="P35"><text:tab/> <text:s text:c="4"/>(begin</text:p>
      <text:p text:style-name="P35"><text:tab/> <text:s text:c="6"/>(display "Get quit event\n")</text:p>
      <text:p text:style-name="P35"><text:tab/> <text:s text:c="6"/>(set! cont #f)))</text:p>
      <text:p text:style-name="P35"><text:tab/> <text:s text:c="3"/>)</text:p>
      <text:p text:style-name="P35"><text:tab/> <text:s text:c="2"/>(loop (+ i 0))))))</text:p>
      <text:p text:style-name="P19"/>
      <text:p text:style-name="P19">В общем из кода видно, что каждому действию сопоставляется соответствующая функция.</text:p>
      <text:p text:style-name="P19"/>
      <text:p text:style-name="P41">Теперь опишем как добавить <text:span text:style-name="T11">микширование</text:span>.</text:p>
      <text:p text:style-name="P38">Полный листинг примера можно найти в файле:<text:span text:style-name="T8"> l04-12_audio2-sdl.scm</text:span></text:p>
      <text:p text:style-name="P38">Как я уже сказал для загрузки звуковых эффектов проигрываемых с помощью функции play-channel мы используем функцию load-wave</text:p>
      <text:p text:style-name="P19"/>
      <text:p text:style-name="P35">(define fx (MIX:load-wave "fx.ogg"))</text:p>
      <text:p text:style-name="P35">(display fx) (newline)</text:p>
      <text:p text:style-name="P35"/>
      <text:p text:style-name="P19">Загруженный звук мы будем во<text:span text:style-name="T12">с</text:span>производить по нажатию клавиши b. вот код ее обработки из цикла обработки сообщений:</text:p>
      <text:p text:style-name="P19"><text:s text:c="15"/><text:span text:style-name="T8"><text:s/>((equal? (SDL:event:key:keysym:sym event) 'b) ;;проигрывание звука fx</text:span></text:p>
      <text:p text:style-name="P35"><text:s text:c="17"/>(begin</text:p>
      <text:p text:style-name="P35"><text:s text:c="19"/>(display "Bang fx!\n")</text:p>
      <text:p text:style-name="P35"><text:s text:c="19"/>(set! ch (MIX:play-channel fx))</text:p>
      <text:p text:style-name="P35"><text:s text:c="19"/>;;(MIX:set-position 1 90 0)</text:p>
      <text:p text:style-name="P35"><text:s text:c="19"/>(display "Playing fx with channel: ")</text:p>
      <text:p text:style-name="P35"><text:s text:c="19"/>(display ch)</text:p>
      <text:p text:style-name="P35"><text:s text:c="19"/>(newline)</text:p>
      <text:p text:style-name="P35"><text:s text:c="19"/>))</text:p>
      <text:p text:style-name="P19"/>
      <text:p text:style-name="P79">В приведенном мной примере канал для микширования выделяется автоматически — первый свободный. Теперь можно запустив прогрывание основного фона — музыки, клавишей p, быстро быстро нажимать клавишу b, добавлять к фоновой музыке звуковой эффект fx, накладывающийся на воспроизведение основной музыки.</text:p>
      <text:p text:style-name="P19"/>
      <text:p text:style-name="P36">Совместное использование OpenGL и SDL.</text:p>
      <text:p text:style-name="P36"/>
      <text:p text:style-name="P75">Для демонстрации возможности использования OpenGL нам необходимо что бы в guile был инсталлирован биндинг OpenGL. Рисовать будем пример из PGL, только на scheme.</text:p>
      <text:p text:style-name="P66"/>
      <text:p text:style-name="P53">Полный листинг примера находиться в файле: <text:span text:style-name="T8">l04-13a_opengl-sdl.scm</text:span></text:p>
      <text:p text:style-name="P60">Обратите внимание что здесь я разбираю файл 13а а не просто 13, их отличие заключается в том что библиотека gl enums в 13а подгружается отдельно и имеет отдельный префикс ENUM. Я посчитал сделать это необходимым, т.к простое использование GL, приводит к тому что функции из enums загружаются и используются без префикса, что не очень хорошо в больших проектах.</text:p>
      <text:p text:style-name="P19"/>
      <text:p text:style-name="P19">Подключаем необходимые для работы модули:</text:p>
      <text:p text:style-name="P35">(use-modules ((gl) <text:s text:c="2"/>#:prefix GL:))</text:p>
      <text:p text:style-name="P35">(use-modules ((gl enums) #:prefix ENUM:))</text:p>
      <text:p text:style-name="P35">(use-modules ((sdl sdl) #:prefix SDL:)</text:p>
      <text:p text:style-name="P35"><text:s text:c="13"/>(srfi srfi-1)</text:p>
      <text:p text:style-name="P35"><text:s text:c="13"/>(srfi srfi-2))</text:p>
      <text:p text:style-name="P19"/>
      <text:p text:style-name="P19"/>
      <text:p text:style-name="P19"/>
      <text:p text:style-name="P19"/>
      <text:p text:style-name="P19"><text:soft-page-break/>Инициализация происходит аналогично обычному SDL</text:p>
      <text:p text:style-name="P35">(if (not (equal? (SDL:init 'video) 0))</text:p>
      <text:p text:style-name="P35"><text:s text:c="4"/>(begin</text:p>
      <text:p text:style-name="P35"><text:s text:c="6"/>(display "Can't initialize SDL!\n")</text:p>
      <text:p text:style-name="P35"><text:s text:c="6"/>(exit 1)))</text:p>
      <text:p text:style-name="P35"/>
      <text:p text:style-name="P19"><text:span text:style-name="T12">П</text:span>осле инициализации выполняем установку атрибутов для настройки OpenGL</text:p>
      <text:p text:style-name="P35">(SDL:gl-set-attribute (ENUM:get-p-name <text:s/>doublebuffer) 1)</text:p>
      <text:p text:style-name="P35">(SDL:gl-set-attribute (ENUM:get-p-name <text:s/>red-bits) 5)</text:p>
      <text:p text:style-name="P35">(SDL:gl-set-attribute (ENUM:get-p-name <text:s/>green-bits) 6)</text:p>
      <text:p text:style-name="P35">(SDL:gl-set-attribute (ENUM:get-p-name <text:s/>blue-bits) 5)</text:p>
      <text:p text:style-name="P19">Хотя это и не обязательно.</text:p>
      <text:p text:style-name="P19"/>
      <text:p text:style-name="P19">Создаем окно, указывая в параметрах что мы будем работать с OpenGL</text:p>
      <text:p text:style-name="P35">(define screen (SDL:set-video-mode s_width s_height 16 '(doublebuf opengl)))</text:p>
      <text:p text:style-name="P35">(if (not (SDL:surface? screen))</text:p>
      <text:p text:style-name="P35"><text:s text:c="4"/>(begin</text:p>
      <text:p text:style-name="P35"><text:s text:c="6"/>(display "Can't set videomode\n")</text:p>
      <text:p text:style-name="P35"><text:s text:c="6"/>(exit 1)))</text:p>
      <text:p text:style-name="P19"/>
      <text:p text:style-name="P19">Все, теперь в созданном окне можно использовать команды OpenGL, для построение необходимого нам изображения.</text:p>
      <text:p text:style-name="P19"/>
      <text:p text:style-name="P35">(GL:gl-viewport 80 0 480 480)</text:p>
      <text:p text:style-name="P35"/>
      <text:p text:style-name="P35">(GL:set-gl-matrix-mode (ENUM:matrix-mode <text:s/>projection))</text:p>
      <text:p text:style-name="P35">(GL:gl-load-identity)</text:p>
      <text:p text:style-name="P35"/>
      <text:p text:style-name="P35">(GL:gl-frustum -1.0 1.0 -1.0 1.0 1.0 100.0)</text:p>
      <text:p text:style-name="P35">(GL:set-gl-clear-color 0 0 0 0)</text:p>
      <text:p text:style-name="P35">(GL:set-gl-matrix-mode (ENUM:matrix-mode modelview))</text:p>
      <text:p text:style-name="P35">(GL:gl-load-identity)</text:p>
      <text:p text:style-name="P35">(GL:gl-clear (ENUM:clear-buffer-mask color-buffer))</text:p>
      <text:p text:style-name="P35">(GL:gl-begin (ENUM:begin-mode <text:s/>triangles)</text:p>
      <text:p text:style-name="P35"><text:s/>(GL:gl-color 1.0 0 0)</text:p>
      <text:p text:style-name="P35"><text:tab/> <text:s/>(GL:gl-vertex 0.0 1.0 -2.0)</text:p>
      <text:p text:style-name="P35"><text:tab/> <text:s/>(GL:gl-color 0 1.0 0)</text:p>
      <text:p text:style-name="P35"><text:tab/> <text:s/>(GL:gl-vertex 1.0 -1.0 -2.0)</text:p>
      <text:p text:style-name="P35"><text:tab/> <text:s/>(GL:gl-color 0 <text:s/>0 <text:s/>1.0)</text:p>
      <text:p text:style-name="P35"><text:tab/> <text:s/>(GL:gl-vertex -1.0 <text:s/>-1.0 -2.0))</text:p>
      <text:p text:style-name="P19"/>
      <text:p text:style-name="P19">И отображение на экране:</text:p>
      <text:p text:style-name="P35">(SDL:gl-swap-buffers)</text:p>
      <text:p text:style-name="P19"/>
      <text:p text:style-name="P19">Вот на этом и все! т.е вобще все! примеры закончены, удачного и счастливого вам программирования.</text:p>
      <text:p text:style-name="P19"/>
      <text:p text:style-name="P19">Примеры PGL перевел на Scheme Гагин Михаил aka NuINu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9:26:47.656457442</meta:creation-date>
    <dc:date>2018-04-12T10:07:46.175291203</dc:date>
    <meta:editing-duration>P1DT20H4M38S</meta:editing-duration>
    <meta:editing-cycles>10</meta:editing-cycles>
    <meta:generator>LibreOffice/6.0.2.1$Linux_x86 LibreOffice_project/00m0$Build-1</meta:generator>
    <meta:document-statistic meta:table-count="0" meta:image-count="0" meta:object-count="0" meta:page-count="16" meta:paragraph-count="588" meta:word-count="4335" meta:character-count="35628" meta:non-whitespace-character-count="29269"/>
  </office:meta>
</office:document-meta>
</file>